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4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4"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4"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4"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3" office:value-type="float" office:value="8">
            <text:p>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8">
            <text:p>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4" office:value-type="float" office:value="13">
            <text:p>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4"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4"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10:17:34.44</dc:date>
    <meta:document-statistic meta:table-count="1" meta:cell-count="8505" meta:object-count="0"/>
    <meta:generator>LibreOffice/4.0.2.2$Windows_x86 LibreOffice_project/4c82dcdd6efcd48b1d8bba66bfe1989deee49c3</meta:generator>
  </office:meta>
</office:document-meta>
</file>